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626in"/>
    </style:style>
    <style:style style:name="co3" style:family="table-column">
      <style:table-column-properties fo:break-before="auto" style:column-width="5.2957in"/>
    </style:style>
    <style:style style:name="co4" style:family="table-column">
      <style:table-column-properties fo:break-before="auto" style:column-width="3.6339in"/>
    </style:style>
    <style:style style:name="co5" style:family="table-column">
      <style:table-column-properties fo:break-before="auto" style:column-width="4.1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fo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 table:number-columns-spanned="2" table:number-rows-spanned="1">
            <text:p><text:a xlink:href="https://docs.oasis-open.org/cti/stix/v2.1/csprd01/stix-v2.1-csprd01.html" xlink:type="simple">STIX™ Version 2.1</text:a></text:p>
          </table:table-cell>
          <table:covered-table-cell/>
        </table:table-row>
      </table:table>
      <table:table table:name="Cyber-observable Objects" table:style-name="ta1"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TIX Property</text:p>
          </table:table-cell>
          <table:table-cell table:style-name="ce1" office:value-type="string" calcext:value-type="string">
            <text:p>Zeek field(s)</text:p>
          </table:table-cell>
          <table:table-cell table:style-name="ce1" office:value-type="string" calcext:value-type="string">
            <text:p>Malcolm field(s)</text:p>
          </table:table-cell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680" xlink:type="simple">6        STIX™ Cyber-observable Objec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681" xlink:type="simple">6.1 Artifact Object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tifact.decryption_ke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tifact.encryption_algorith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tifact.hash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tifact.mime_typ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tifact.payload_b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tifact.u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683" xlink:type="simple">6.2 AS Object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tonomous-system.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nomous-system.numb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nomous-system.r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685" xlink:type="simple">6.3 Directory Object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rectory.a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ory.contains_ref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ory.c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ory.m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ory.pa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ory.path_e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687" xlink:type="simple">6.4 Domain Name Object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main-name.resolves_to_ref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main-name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690" xlink:type="simple">6.5 ​Email Address Object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mail-addr.belongs_to_re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ail-addr.display_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ail-addr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692" xlink:type="simple">6.6 ​Email Message Object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mail-message.additional_header_fiel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ail-message.bcc_ref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ail-message.bod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ail-message.body_multipa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ail-message.cc_ref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ail-message.content_typ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ail-message.d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ail-message.from_re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ail-message.is_multipa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ail-message.raw_email_re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ail-message.received_lin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ail-message.sender_re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ail-message.subje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ail-message.to_re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696" xlink:type="simple">6.7 ​File Object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le.a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.contains_ref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.content_re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.c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.hash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.magic_number_he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.mime_typ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.m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.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.name_en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.parent_directory_re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.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698" xlink:type="simple">6.7.2 ​Archive File Extension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les.extensions[archive-ext].contains_ref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archive-ext].com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00" xlink:type="simple">6.7.3 ​NTFS File Extension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les.extensions[ntfs-ext].si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ntfs-ext].alternate_data_strea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04" xlink:type="simple">6.7.4 PDF File Extension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les.extensions[pdf-ext].vers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pdf-ext].is_optimiz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pdf-ext].document_info_di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pdf-ext].pdfid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pdf-ext].pdfid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06" xlink:type="simple">6.7.5 ​Raster Image File Extension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les.extensions[image_height]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image_width]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bits_per_pixel]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exif_tags]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08" xlink:type="simple">6.7.6 ​Windows™ PE Binary File Extension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les.extensions[windows-pebinary-ext].pe_typ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imphas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machine_he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number_of_sect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time_date_stam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pointer_to_symbol_table_he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number_of_symbol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size_of_optional_head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characteristics_he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file_header_hash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se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10" xlink:type="simple">6.7.6.2 ​Windows™ PE Optional Header Type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les.extensions[windows-pebinary-ext].optional_header.address_of_entry_poin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base_of_code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base_of_data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checksum_hex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dll_characteristics_hex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file_alignmen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hashes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image_base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loader_flags_hex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magic_hex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major_image_versio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major_linker_versio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major_os_versio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major_subsystem_versio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minor_image_versio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minor_linker_versio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minor_os_versio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minor_subsystem_versio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number_of_rva_and_sizes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section_alignmen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size_of_code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size_of_headers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size_of_heap_commi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size_of_heap_reserve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size_of_image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size_of_initialized_data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size_of_stack_commi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size_of_stack_reserve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size_of_uninitialized_data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subsystem_hex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binary-ext].optional_header.win32_version_value_h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12" xlink:type="simple">6.7.6.3 Windows™ PE Section Type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les.extensions[windows-pe-ext].sections.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-ext].sections.siz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-ext].sections.entrop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s.extensions[windows-pe-ext].sections.has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14" xlink:type="simple">6.8 ​IPv4 Address Object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pv4-addr.belongs_to_ref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pv4-addr.resolves_to_ref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pv4-addr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17" xlink:type="simple">6.9 ​IPv6 Address Object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pv6-addr.belongs_to_ref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pv6-addr.resolves_to_ref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pv6-addr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20" xlink:type="simple">6.10 ​MAC Address Object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c-addr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24" xlink:type="simple">6.12 ​Network Traffic Object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twork-traffic.dst_byte_cou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dst_packe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dst_payload_re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dst_po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dst_re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encapsulated_by_re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encapsulates_ref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en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ipfi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is_activ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protocol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src_byte_cou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src_packe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src_payload_re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src_po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src_re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st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26" xlink:type="simple">6.12.2 ​HTTP Request Extension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twork-traffic.extensions[http-request-ext].message_body_data_re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extensions[http-request-ext].message_body_leng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extensions[http-request-ext].request_head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extensions[http-request-ext].request_metho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extensions[http-request-ext].request_val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extensions[http-request-ext].request_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28" xlink:type="simple">6.12.3 ​ICMP Extension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twork-traffic.extensions[icmp-ext].icmp_type_he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extensions[icmp-ext].icmp_code_h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30" xlink:type="simple">6.12.4 ​Network Socket Extension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twork-traffic.extensions[socket-ext].address_family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extensions[socket-ext].is_blocking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extensions[socket-ext].is_listening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extensions[socket-ext].options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extensions[socket-ext].socket_descriptor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extensions[socket-ext].socket_handle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extensions[socket-ext].socket_typ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32" xlink:type="simple">6.12.5 ​TCP Extension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twork-traffic.extensions[tcp-ext].dst_flags_hex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-traffic.extensions[tcp-ext].src_flags_hex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34" xlink:type="simple">6.13 ​Process Object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cess.child_ref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.command_l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.created_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.creator_user_re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.cw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.environment_variabl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.image_re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.is_hidd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.opened_connection_ref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.parent_re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.p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36" xlink:type="simple">6.13.2 ​Windows™ Process Extension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cess.extensions[windows-process-ext].aslr_enabled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.extensions[windows-process-ext].dep_enabled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.extensions[windows-process-ext].integrity_level <text:s/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.extensions[windows-process-ext].owner_sid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.extensions[windows-process-ext].priority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.extensions[windows-process-ext].startup_info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.extensions[windows-process-ext].window_titl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38" xlink:type="simple">6.13.3 ​Windows™ Service Extension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cess.extensions[windows-service-ext].descript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.extensions[windows-service-ext].display_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.extensions[windows-service-ext].group_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.extensions[windows-service-ext].service_dll_ref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.extensions[windows-service-ext].service_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.extensions[windows-service-ext].service_statu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.extensions[windows-service-ext].service_typ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.extensions[windows-service-ext].start_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40" xlink:type="simple">6.14 ​Software Object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ftware.cp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ftware.languag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ftware.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ftware.vend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ftware.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42" xlink:type="simple">6.15 ​URL Object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rl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44" xlink:type="simple">6.16 ​User Account Object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ser-account.account_crea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-account.account_expi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-account.account_first_log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-account.account_last_log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-account.account_log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-account.account_typ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-account.can_escalate_priv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-account.credenti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-account.credential_last_chang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-account.display_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-account.is_disabl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-account.is_privileg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-account.is_service_accou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-account.user_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46" xlink:type="simple">6.16.2 ​UNIX™ Account Extension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ser-account.extensions[unix-account-ext].gid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-account.extensions[unix-account-ext].groups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-account.extensions[unix-account-ext].home_dir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-account.extensions[unix-account-ext].shell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48" xlink:type="simple">6.17 ​Windows™ Registry Key Object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indows-registry-key.creator_user_re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dows-registry-key.ke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dows-registry-key.modified_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dows-registry-key.number_of_subkey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dows-registry-key.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53" xlink:type="simple">6.18 ​X.509 Certificate Object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509-certificate.hash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509-certificate.is_self_sign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509-certificate.issu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509-certificate.serial_numb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509-certificate.signature_algorith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509-certificate.subje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509-certificate.subject_public_key_algorith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509-certificate.subject_public_key_expon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509-certificate.subject_public_key_modulu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509-certificate.validity_not_aft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509-certificate.validity_not_befo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509-certificate.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s.oasis-open.org/cti/stix/v2.1/csprd01/stix-v2.1-csprd01.html#_Toc16070755" xlink:type="simple">6.18.2 ​X.509 v3 Extensions Type</text:a>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x509-certificate.x509_v3_extensions.authority_key_identifier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x509-certificate.x509_v3_extensions.basic_constraints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x509-certificate.x509_v3_extensions.certificate_policies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x509-certificate.x509_v3_extensions.crl_distribution_points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x509-certificate.x509_v3_extensions.extended_key_usag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x509-certificate.x509_v3_extensions.inhibit_any_policy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x509-certificate.x509_v3_extensions.issuer_alternative_nam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x509-certificate.x509_v3_extensions.key_usag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x509-certificate.x509_v3_extensions.name_constraints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x509-certificate.x509_v3_extensions.policy_constraints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x509-certificate.x509_v3_extensions.policy_mappings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x509-certificate.x509_v3_extensions.private_key_usage_period_not_after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x509-certificate.x509_v3_extensions.private_key_usage_period_not_befor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x509-certificate.x509_v3_extensions.subject_alternative_nam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x509-certificate.x509_v3_extensions.subject_directory_attributes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x509-certificate.x509_v3_extensions.subject_key_identifier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'Cyber-observable Objects'.A1:'Cyber-observable Objects'.A248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07:30:04.76396812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7T14:18:51.501167257</meta:creation-date>
    <meta:generator>LibreOffice/7.2.3.2$Linux_X86_64 LibreOffice_project/20$Build-2</meta:generator>
    <dc:date>2022-01-07T09:59:19.709931280</dc:date>
    <meta:editing-duration>PT17M13S</meta:editing-duration>
    <meta:editing-cycles>3</meta:editing-cycles>
    <meta:document-statistic meta:table-count="2" meta:cell-count="268" meta:object-count="0"/>
  </office:meta>
</office:document-meta>
</file>